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4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.078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3.41cm" svg:y="2.11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54cm" svg:height="1.27cm" svg:x="11.09cm" svg:y="5.92cm">
          <text:p text:style-name="P1">F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4cm" svg:height="1.27cm" svg:x="12.69cm" svg:y="2.11cm">
          <text:p text:style-name="P1">J<text:span text:style-name="T1">-1</text:span>(q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19cm" svg:height="1.27cm" svg:x="18.669cm" svg:y="2.107cm">
          <text:p text:style-name="P1"><text:span text:style-name="T2">∫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8cm" svg:y1="2.745cm" svg:x2="12.69cm" svg:y2="2.745cm" draw:start-shape="id1" draw:start-glue-point="10" draw:end-shape="id2" svg:d="m4680 2745h8010">
          <text:p/>
        </draw:connector>
        <draw:connector draw:style-name="gr2" draw:text-style-name="P1" draw:layer="layout" svg:x1="15.23cm" svg:y1="2.745cm" svg:x2="18.669cm" svg:y2="2.742cm" draw:start-shape="id2" draw:start-glue-point="1" draw:end-shape="id3" draw:end-glue-point="3" svg:d="m15230 2745h1719v-3h1720">
          <text:p/>
        </draw:connector>
        <draw:connector draw:style-name="gr2" draw:text-style-name="P1" draw:layer="layout" draw:line-skew="0.283cm" svg:x1="21.188cm" svg:y1="2.742cm" svg:x2="13.63cm" svg:y2="6.555cm" draw:start-shape="id3" draw:start-glue-point="1" draw:end-shape="id4" draw:end-glue-point="1" svg:d="m21188 2742h783v3813h-8341">
          <text:p/>
        </draw:connector>
        <draw:connector draw:style-name="gr2" draw:text-style-name="P1" draw:layer="layout" draw:line-skew="0.283cm" svg:x1="21.188cm" svg:y1="2.742cm" svg:x2="13.96cm" svg:y2="2.11cm" draw:start-shape="id3" draw:start-glue-point="1" draw:end-shape="id2" draw:end-glue-point="0" svg:d="m21188 2742h783v-1136h-8011v504">
          <text:p/>
        </draw:connector>
        <draw:connector draw:style-name="gr2" draw:text-style-name="P1" draw:layer="layout" svg:x1="11.09cm" svg:y1="6.555cm" svg:x2="4.045cm" svg:y2="3.38cm" draw:start-shape="id4" draw:start-glue-point="3" draw:end-shape="id1" draw:end-glue-point="8" svg:d="m11090 6555h-7045v-3175">
          <text:p/>
        </draw:connector>
        <draw:frame draw:style-name="gr3" draw:layer="layout" svg:width="0.853cm" svg:height="1.343cm" svg:x="22.261cm" svg:y="1.778cm">
          <draw:text-box>
            <text:p>q</text:p>
          </draw:text-box>
        </draw:frame>
        <draw:frame draw:style-name="gr3" draw:layer="layout" svg:width="0.853cm" svg:height="1.343cm" svg:x="5.853cm" svg:y="1.883cm">
          <draw:text-box>
            <text:p>e</text:p>
          </draw:text-box>
        </draw:frame>
        <draw:custom-shape draw:style-name="gr4" draw:text-style-name="P1" draw:layer="layout" svg:width="0.127cm" svg:height="0.001cm" svg:x="17.035cm" svg:y="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001cm" svg:x="6.216cm" svg:y="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53cm" svg:height="1.322cm" svg:x="16.724cm" svg:y="1.905cm">
          <draw:text-box>
            <text:p>q</text:p>
          </draw:text-box>
        </draw:frame>
        <draw:frame draw:style-name="gr3" draw:layer="layout" svg:width="1.023cm" svg:height="1.343cm" svg:x="1.654cm" svg:y="1.684cm">
          <draw:text-box>
            <text:p>x<text:span text:style-name="T3">d</text:span></text:p>
          </draw:text-box>
        </draw:frame>
        <draw:custom-shape draw:style-name="gr4" draw:text-style-name="P1" draw:layer="layout" svg:width="0.127cm" svg:height="0.001cm" svg:x="2.017cm" svg:y="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82cm" svg:height="1.343cm" svg:x="6.754cm" svg:y="5.684cm">
          <draw:text-box>
            <text:p>x</text:p>
          </draw:text-box>
        </draw:frame>
        <draw:custom-shape draw:style-name="gr4" draw:text-style-name="P1" draw:layer="layout" svg:width="0.127cm" svg:height="0.001cm" svg:x="7.117cm" svg:y="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971cm" svg:y1="2.742cm" svg:x2="23.876cm" svg:y2="2.744cm">
          <text:p/>
        </draw:line>
        <draw:line draw:style-name="gr2" draw:text-style-name="P1" draw:layer="layout" svg:x1="0.762cm" svg:y1="2.794cm" svg:x2="3.429cm" svg:y2="2.794cm">
          <text:p/>
        </draw:line>
        <draw:custom-shape draw:style-name="gr1" draw:text-style-name="P1" draw:layer="layout" svg:width="2.54cm" svg:height="1.27cm" svg:x="7.49cm" svg:y="2.11cm">
          <text:p text:style-name="P1">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4-06T15:35:39</meta:creation-date>
    <dc:date>2014-04-10T11:28:37</dc:date>
    <dc:creator>Karsten </dc:creator>
    <meta:editing-duration>PT16M28S</meta:editing-duration>
    <meta:editing-cycles>3</meta:editing-cycles>
    <meta:generator>LibreOffice/3.6$Linux_x86 LibreOffice_project/360m1$Build-2</meta:generator>
    <meta:document-statistic meta:object-count="21"/>
  </office:meta>
</office:document-meta>
</file>